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0b3a" officeooo:paragraph-rsid="00060b3a"/>
    </style:style>
    <style:style style:name="P2" style:family="paragraph" style:parent-style-name="Standard" style:list-style-name="L2">
      <style:text-properties officeooo:rsid="00060b3a" officeooo:paragraph-rsid="00060b3a"/>
    </style:style>
    <style:style style:name="P3" style:family="paragraph" style:parent-style-name="Standard">
      <style:text-properties fo:font-size="15pt" fo:font-weight="bold" officeooo:rsid="000664a4" officeooo:paragraph-rsid="000664a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76410" officeooo:paragraph-rsid="00076410" style:font-size-asian="15pt" style:font-weight-asian="bold" style:font-size-complex="15pt" style:font-weight-complex="bold"/>
    </style:style>
    <style:style style:name="P5" style:family="paragraph" style:parent-style-name="Standard" style:list-style-name="L3">
      <style:text-properties fo:font-size="15pt" fo:font-weight="bold" officeooo:rsid="00076410" officeooo:paragraph-rsid="000a2d72" style:font-size-asian="15pt" style:font-weight-asian="bold" style:font-size-complex="15pt" style:font-weight-complex="bold"/>
    </style:style>
    <style:style style:name="P6" style:family="paragraph" style:parent-style-name="Standard" style:list-style-name="L4">
      <style:text-properties fo:font-size="15pt" fo:font-weight="bold" officeooo:rsid="000a2d72" officeooo:paragraph-rsid="000a2d72" style:font-size-asian="15pt" style:font-weight-asian="bold" style:font-size-complex="15pt" style:font-weight-complex="bold"/>
    </style:style>
    <style:style style:name="P7" style:family="paragraph" style:parent-style-name="Standard" style:list-style-name="L4">
      <style:text-properties fo:font-size="15pt" fo:font-weight="bold" officeooo:rsid="000b3e92" officeooo:paragraph-rsid="000b3e92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b3f76" officeooo:paragraph-rsid="000b3f76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60b3a" officeooo:paragraph-rsid="00060b3a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1b6c3" officeooo:paragraph-rsid="0011b6c3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6pt" fo:font-weight="bold" officeooo:rsid="000b3f76" officeooo:paragraph-rsid="000b3f76" style:font-size-asian="5.25pt" style:font-weight-asian="bold" style:font-size-complex="6pt" style:font-weight-complex="bold"/>
    </style:style>
    <style:style style:name="P12" style:family="paragraph" style:parent-style-name="Standard">
      <style:text-properties fo:font-size="6pt" officeooo:rsid="00060b3a" officeooo:paragraph-rsid="00060b3a" style:font-size-asian="5.25pt" style:font-size-complex="6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ize="15pt" fo:font-weight="bold" officeooo:rsid="00076410" officeooo:paragraph-rsid="00076410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5pt" fo:font-weight="bold" officeooo:rsid="00076410" officeooo:paragraph-rsid="000a2d72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60b3a" officeooo:paragraph-rsid="00060b3a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6pt" fo:font-weight="bold" officeooo:rsid="00076410" officeooo:paragraph-rsid="00076410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5pt" fo:font-weight="bold" officeooo:rsid="000e191c" officeooo:paragraph-rsid="000e191c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7641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95d5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a2d72" style:font-size-asian="10.5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normal" officeooo:rsid="00076410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style:text-underline-style="solid" style:text-underline-width="auto" style:text-underline-color="font-color" fo:font-weight="normal" officeooo:rsid="00076410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95d56" style:font-weight-asian="normal" style:font-weight-complex="normal"/>
    </style:style>
    <style:style style:name="T14" style:family="text">
      <style:text-properties officeooo:rsid="00095d56"/>
    </style:style>
    <style:style style:name="T15" style:family="text">
      <style:text-properties fo:font-size="10pt" officeooo:rsid="00095d56" style:font-size-asian="10pt" style:font-size-complex="10pt"/>
    </style:style>
    <style:style style:name="T16" style:family="text">
      <style:text-properties officeooo:rsid="001764c4"/>
    </style:style>
    <style:style style:name="T17" style:family="text">
      <style:text-properties officeooo:rsid="0017ab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<text:span text:style-name="T17">AME-TIPO</text:span></text:p>
      <text:p text:style-name="P1"/>
      <text:p text:style-name="P1"><text:span text:style-name="T2">1.-</text:span> Define unha clase Persoa que teña os seguintes atributos:</text:p>
      <text:p text:style-name="P12"><text:span text:style-name="T1"/></text:p>
      <text:p text:style-name="P1"><text:span text:style-name="T1">dni</text:span> – E unha cadea de texto, e so se pode acceder dende a propia clasee ou clases heredadas</text:p>
      <text:p text:style-name="P1"><text:span text:style-name="T1">nome </text:span>– E unha cadea de texto, e so se pode acceder dende a propia clase ou clases heredadas</text:p>
      <text:p text:style-name="P1"><text:span text:style-name="T1">apelidos </text:span>– E unha cadea de texto, e so se pode acceder dende a propia clase ou clases heredadas </text:p>
      <text:p text:style-name="P1"><text:span text:style-name="T1">idade </text:span>– E un número enteiro entre 0 e 125, e so se pode acceder dende a propia clase ou clases heredadas</text:p>
      <text:p text:style-name="P12"/>
      <text:p text:style-name="P1">E os seguintes métodos aos que todo o mundo pode acceder:</text:p>
      <text:p text:style-name="P1"/>
      <text:list xml:id="list2402563160" text:style-name="L2">
        <text:list-item>
          <text:p text:style-name="P2"><text:span text:style-name="T1">Un construtor</text:span> que reciba o dni, nome, apelidos e idade e inicialice o obxecto correctamente. Si o DNI non é correcto, debe lanzar unha Exception notificando o fallo.</text:p>
        </text:list-item>
      </text:list>
      <text:p text:style-name="P15"><text:span text:style-name="T14">O DNI é correcto si a letra do DNI coincide coa letra calculada a partir do número. A letra se calcula consultando o índice resultante do resto de dividir o número de DNI entre 23 na táboa </text:span><text:span text:style-name="T15">{‘T’,’R’,’W’,’A’,’G’,’M’,’Y’,’F’,’P’,’D’,’X’,’B’,’N’,’J’,’Z’,’S’,’Q’,’V’,’H’,’L’,’C’,’K’,’E’}</text:span></text:p>
      <text:p text:style-name="P1"/>
      <text:list xml:id="list210609693241956" text:continue-numbering="true" text:style-name="L2">
        <text:list-item>
          <text:p text:style-name="P2">Métodos necesarios para cambiar os atributos dende fora da clase (setters). Deben comezar con setNomeAtributo (setDni , setNome … etc)</text:p>
        </text:list-item>
        <text:list-item>
          <text:p text:style-name="P2">Métodos necesarios para obter os atributos dende fora da clase (getters). Deben comezar por getNomeAtributo (getDni, getNome…. Etc)</text:p>
        </text:list-item>
      </text:list>
      <text:p text:style-name="P12"/>
      <text:p text:style-name="P3">2.-<text:span text:style-name="T4"> Define unha clase Cliente, que </text:span><text:span text:style-name="T10">descende </text:span><text:span text:style-name="T11">(hereda)</text:span><text:span text:style-name="T4"> de Persoa e a maiores ten:</text:span></text:p>
      <text:p text:style-name="P3"><text:span text:style-name="T3">numero de conta</text:span><text:span text:style-name="T4">: </text:span><text:span text:style-name="T5">E un número grande de 20 díxitos, </text:span><text:span text:style-name="T7">so é accesible dende a propia clase</text:span></text:p>
      <text:p text:style-name="P4"><text:span text:style-name="T3">saldo</text:span><text:span text:style-name="T4">: é un número decimal, </text:span><text:span text:style-name="T7">so é accesible dende a propia clase</text:span></text:p>
      <text:p text:style-name="P4"><text:span text:style-name="T4"/></text:p>
      <text:p text:style-name="P4"><text:span text:style-name="T4">E os seguintes métodos:</text:span></text:p>
      <text:list xml:id="list2258890193" text:style-name="L3">
        <text:list-item>
          <text:p text:style-name="P5"><text:span text:style-name="T3">Un constructor</text:span><text:span text:style-name="T4">, que creará un Cliente a partir do dni, nome, apelidos, edade e número de conta. O saldo inicial será 0 e lanzará un erro (Exception) si o número de conta é erróneo.</text:span></text:p>
        </text:list-item>
      </text:list>
      <text:p text:style-name="P14"><text:span text:style-name="T4"/></text:p>
      <text:p text:style-name="P14"><text:span text:style-name="T4">Os números de conta están formados por 4 díxitos de entidade+4 dixitos de oficina+2 díxitos de control+10 díxitos do número de conta. Para comprobar <text:s/>si un número de conta é correcto é necesario xenerar os dous díxitos de control e comparalos cos do número de conta. O primeiro díxito de control se calcula a partir dos 4 díxitos de entidade e os 4 díxitos de oficina, engadindo dous ceros pola esquerda (para facer 10 díxitos), e o segundo díxito de control a partir dos 10 díxitos do número de conta.</text:span></text:p>
      <text:p text:style-name="P13"><text:span text:style-name="T4">A cada posición de esquerda a dereita se lle asignan os valores 1, 2, 4, 8, 5, 10, 9, 7, 3, 6. Se multiplic</text:span><text:span text:style-name="T6">a o valor de cada díxito polo seu valor asignado, e se suma todo. O díxito de control se calcula restándolle a 11 o resto de dividir o resultado obtido entre 11.</text:span></text:p>
      <text:list xml:id="list3203801620" text:style-name="L4">
        <text:list-item>
          <text:p text:style-name="P6"><text:span text:style-name="T6">U</text:span><text:span text:style-name="T4">n método accesible dende calqueira sitio que visualice a información do cliente: DNI, Nome e Apelidos, Número de Conta e Saldo.</text:span></text:p>
        </text:list-item>
        <text:list-item>
          <text:p text:style-name="P6"><text:span text:style-name="T4">Un método accesible dende calqueira sitio que permita incrementar o saldo nun valor indicado</text:span></text:p>
        </text:list-item>
        <text:list-item>
          <text:p text:style-name="P6"><text:span text:style-name="T4">Un método accesible dende calqueira sitio que permita poñer o saldo a un valor concreto</text:span></text:p>
        </text:list-item>
        <text:list-item>
          <text:p text:style-name="P7"><text:span text:style-name="T4">Un método accesible dende calqueira sitio que permita quitar unha cantidade ao saldo si existe suficiente. Si non existe suficiente saldo, lanzará unha excepción.</text:span></text:p>
        </text:list-item>
      </text:list>
      <text:p text:style-name="P11"><text:span text:style-name="T12"/></text:p>
      <text:p text:style-name="P8">3.-<text:span text:style-name="T4"> Escribir un programa que solicite os datos necesarios para crear un cliente, poña o saldo da súa conta a 150€, e visualice a información do cliente, capturando e visualizando os posibles erros.</text:span></text:p>
      <text:p text:style-name="P16"><text:span text:style-name="T13"/></text:p>
      <text:p text:style-name="P17"><text:span text:style-name="T14">5.-</text:span><text:span text:style-name="T6"> </text:span><text:span text:style-name="T4">Escribir as liñas necesarias para crear un Array con capacidade para 100 Persoas. ¿Pode almacenar Clientes?. Razoa a resposta</text:span></text:p>
      <text:p text:style-name="P10"><text:soft-page-break/><text:span text:style-name="T3">Criterios de Avaliación</text:span></text:p>
      <text:p text:style-name="P10"><text:span text:style-name="T4"/></text:p>
      <text:p text:style-name="P10"><text:span text:style-name="T4">- Os atributos están correctamente definidos (</text:span><text:span text:style-name="T3">2 ptos</text:span><text:span text:style-name="T4">)</text:span></text:p>
      <text:p text:style-name="P10"><text:span text:style-name="T4">- Os constructores están correctamente definidos(</text:span><text:span text:style-name="T3">1 pto</text:span><text:span text:style-name="T4">)</text:span></text:p>
      <text:p text:style-name="P10"><text:span text:style-name="T4">- As excepcións se lanzan e xestionan correctamente (</text:span><text:span text:style-name="T3">2 ptos</text:span><text:span text:style-name="T4">)</text:span></text:p>
      <text:p text:style-name="P10"><text:span text:style-name="T4">- Os métodos son correctos (</text:span><text:span text:style-name="T3">1 pto</text:span><text:span text:style-name="T4">)</text:span></text:p>
      <text:p text:style-name="P10"><text:span text:style-name="T4">- Se valida correctamente o DNI (</text:span><text:span text:style-name="T3">2 ptos</text:span><text:span text:style-name="T4">)</text:span></text:p>
      <text:p text:style-name="P10"><text:span text:style-name="T4">- Se valida correctamente o número de conta corrente (</text:span><text:span text:style-name="T3">2 ptos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09:28.831279350</meta:creation-date>
    <dc:date>2018-11-26T21:06:08.291214336</dc:date>
    <meta:editing-duration>PT37M54S</meta:editing-duration>
    <meta:editing-cycles>19</meta:editing-cycles>
    <meta:generator>LibreOffice/6.1.3.2$Linux_X86_64 LibreOffice_project/10$Build-2</meta:generator>
    <meta:document-statistic meta:table-count="0" meta:image-count="0" meta:object-count="0" meta:page-count="2" meta:paragraph-count="31" meta:word-count="616" meta:character-count="3552" meta:non-whitespace-character-count="2969"/>
  </office:meta>
</office:document-meta>
</file>